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paragraph-rsid="000431e5" style:font-name-complex="Arial1"/>
    </style:style>
    <style:style style:name="P2" style:family="paragraph" style:parent-style-name="Standard">
      <style:text-properties style:font-name="Arial" officeooo:rsid="000431e5" officeooo:paragraph-rsid="000431e5" style:font-name-complex="Arial1"/>
    </style:style>
    <style:style style:name="P3" style:family="paragraph" style:parent-style-name="Standard">
      <style:text-properties style:font-name="Arial" fo:font-weight="bold" officeooo:rsid="000431e5" officeooo:paragraph-rsid="000431e5" style:font-weight-asian="bold" style:font-name-complex="Arial1" style:font-weight-complex="bold"/>
    </style:style>
    <style:style style:name="P4" style:family="paragraph" style:parent-style-name="Standard">
      <style:text-properties officeooo:rsid="001da4f6" officeooo:paragraph-rsid="000431e5"/>
    </style:style>
    <style:style style:name="P5" style:family="paragraph" style:parent-style-name="Standard">
      <style:text-properties officeooo:paragraph-rsid="000431e5"/>
    </style:style>
    <style:style style:name="P6" style:family="paragraph" style:parent-style-name="Standard">
      <style:text-properties officeooo:rsid="000431e5" officeooo:paragraph-rsid="000431e5"/>
    </style:style>
    <style:style style:name="P7" style:family="paragraph" style:parent-style-name="Standard" style:master-page-name="First_20_Page">
      <style:paragraph-properties style:page-number="auto"/>
      <style:text-properties officeooo:rsid="000431e5" officeooo:paragraph-rsid="000431e5"/>
    </style:style>
    <style:style style:name="P8" style:family="paragraph" style:parent-style-name="Header" style:master-page-name="">
      <loext:graphic-properties draw:fill="none"/>
      <style:paragraph-properties fo:margin-left="0in" fo:margin-right="-0.5618in" fo:text-align="center" style:justify-single-word="false" fo:text-indent="0in" style:auto-text-indent="false" style:page-number="auto" fo:background-color="transparent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1" style:family="text">
      <style:text-properties style:font-name="Arial" style:font-name-complex="Arial1"/>
    </style:style>
    <style:style style:name="T2" style:family="text">
      <style:text-properties style:font-name="Arial" officeooo:rsid="001da4f6" style:font-name-complex="Arial1"/>
    </style:style>
    <style:style style:name="T3" style:family="text">
      <style:text-properties officeooo:rsid="000431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Nils Löwe</text:span></text:p>
      <text:p text:style-name="P6"><text:span text:style-name="T1">Erwin-König-Weg 5</text:span></text:p>
      <text:p text:style-name="P6"><text:span text:style-name="T1">21075 Hamburg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>Finanzamt Hamburg-</text:span><text:span text:style-name="T2">Hansa</text:span></text:p>
      <text:p text:style-name="P4"><text:span text:style-name="T1">Steinstraße 10</text:span></text:p>
      <text:p text:style-name="P5"><text:span text:style-name="T1">2</text:span><text:span text:style-name="T2">0095</text:span><text:span text:style-name="T1"> Hamburg</text:span></text:p>
      <text:p text:style-name="P1"/>
      <text:p text:style-name="P1"/>
      <text:p text:style-name="P1"/>
      <text:p text:style-name="P1"/>
      <text:p text:style-name="P1"><text:tab/><text:tab/><text:tab/><text:tab/><text:tab/><text:tab/><text:tab/><text:span text:style-name="T3">Steuernummer: <text:tab/>46/766/02289</text:span></text:p>
      <text:p text:style-name="P1"><text:tab/><text:tab/><text:tab/><text:tab/><text:tab/><text:tab/><text:tab/><text:span text:style-name="T3">Hamburg, <text:tab/><text:tab/>07.02.2016</text:span></text:p>
      <text:p text:style-name="P1"/>
      <text:p text:style-name="P1"/>
      <text:p text:style-name="P1"/>
      <text:p text:style-name="P3">Empfangsvollmacht Vedaserve GmbH</text:p>
      <text:p text:style-name="P3"/>
      <text:p text:style-name="P2"/>
      <text:p text:style-name="P2">Sehr geehrte Damen und Herren,</text:p>
      <text:p text:style-name="P2"/>
      <text:p text:style-name="P2">seit dem 1.1.2016 bin ich nicht mehr als Geschäftsführer der Vedaserve GmbH tätig und bin damit auch nicht mehr für die Finanzen der Firma verantwortlich.</text:p>
      <text:p text:style-name="P2"/>
      <text:p text:style-name="P2">Ich bitte Sie, meine Empfangsvollmacht vom 12.5.2014 zu löschen und die Post für die Firma an den verbleibenden Geschäftsführer Herrn Sebastian Pioch an die eingetragene Firmenanschrift zu senden.</text:p>
      <text:p text:style-name="P2"/>
      <text:p text:style-name="P2">Mit freundlichen Grüßen,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-0.5618in" fo:text-align="center" style:justify-single-word="false" fo:text-indent="0in" style:auto-text-indent="false" style:page-number="auto" fo:background-color="transparent">
        <style:tab-stops>
          <style:tab-stop style:position="3.15in" style:type="center"/>
          <style:tab-stop style:position="6.3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in" fo:margin-bottom="0.7555in" fo:margin-left="0.9846in" fo:margin-right="1.2228in" style:writing-mode="lr-tb" style:layout-grid-color="#c0c0c0" style:layout-grid-lines="3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svg:height="0.6909in" fo:margin-left="0in" fo:margin-right="0in" fo:margin-bottom="2.1272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08:04:30.499257921</meta:creation-date>
    <dc:date>2016-02-08T08:09:18.630326226</dc:date>
    <meta:editing-duration>PT4M48S</meta:editing-duration>
    <meta:editing-cycles>1</meta:editing-cycles>
    <meta:document-statistic meta:table-count="0" meta:image-count="0" meta:object-count="0" meta:page-count="1" meta:paragraph-count="13" meta:word-count="80" meta:character-count="587" meta:non-whitespace-character-count="503"/>
    <meta:generator>LibreOffice/4.4.6.3$Linux_X86_64 LibreOffice_project/40m0$Build-3</meta:generator>
  </office:meta>
</office:document-meta>
</file>